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6.80000019073486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ff0000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x</text:p>
          </table:table-cell>
          <table:table-cell table:style-name="Default" office:value-type="string">
            <text:p>f(x)=(EXP(<text:span text:style-name="T1">x</text:span>)-EXP(-<text:span text:style-name="T2">x</text:span>))/2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table:formula="of:=(EXP([.A2])-EXP(-[.A2]))/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formula="of:=(EXP([.A3])-EXP(-[.A3]))/2" office:value-type="float" office:value="1.1752011936438">
            <text:p>1,1752011936</text:p>
          </table:table-cell>
          <table:table-cell table:number-columns-repeated="2"/>
          <table:table-cell>
            <draw:frame table:end-cell-address="Лист1.L23" table:end-x="0.294cm" table:end-y="0.066cm" draw:z-index="0" draw:style-name="gr1" draw:text-style-name="P1" svg:width="15.999cm" svg:height="8.999cm" svg:x="0.102cm" svg:y="0.1cm">
              <draw:object draw:notify-on-update-of-ranges="Лист1.A3:Лист1.A3 Лист1.A2:Лист1.A22 Лист1.B2:Лист1.B20 Лист1.B2:Лист1.B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(EXP([.A4])-EXP(-[.A4]))/2" office:value-type="float" office:value="3.62686040784702">
            <text:p>3,6268604078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formula="of:=(EXP([.A5])-EXP(-[.A5]))/2" office:value-type="float" office:value="10.0178749274099">
            <text:p>10,0178749274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f:=(EXP([.A6])-EXP(-[.A6]))/2" office:value-type="float" office:value="27.2899171971277">
            <text:p>27,2899171971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formula="of:=(EXP([.A7])-EXP(-[.A7]))/2" office:value-type="float" office:value="74.2032105777888">
            <text:p>74,2032105778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formula="of:=(EXP([.A8])-EXP(-[.A8]))/2" office:value-type="float" office:value="201.713157370279">
            <text:p>201,7131573703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formula="of:=(EXP([.A9])-EXP(-[.A9]))/2" office:value-type="float" office:value="548.316123273247">
            <text:p>548,3161232732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(EXP([.A10])-EXP(-[.A10]))/2" office:value-type="float" office:value="1490.47882578955">
            <text:p>1490,4788257896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(EXP([.A11])-EXP(-[.A11]))/2" office:value-type="float" office:value="4051.54190208279">
            <text:p>4051,5419020828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(EXP([.A12])-EXP(-[.A12]))/2" office:value-type="float" office:value="11013.2328747034">
            <text:p>11013,2328747034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formula="of:=(EXP([.A13])-EXP(-[.A13]))/2" office:value-type="float" office:value="29937.0708492481">
            <text:p>29937,0708492481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formula="of:=(EXP([.A14])-EXP(-[.A14]))/2" office:value-type="float" office:value="81377.3957064299">
            <text:p>81377,3957064299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formula="of:=(EXP([.A15])-EXP(-[.A15]))/2" office:value-type="float" office:value="221206.69600333">
            <text:p>221206,69600333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formula="of:=(EXP([.A16])-EXP(-[.A16]))/2" office:value-type="float" office:value="601302.142081973">
            <text:p>601302,142081973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formula="of:=(EXP([.A17])-EXP(-[.A17]))/2" office:value-type="float" office:value="1634508.6862359">
            <text:p>1634508,6862359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formula="of:=(EXP([.A18])-EXP(-[.A18]))/2" office:value-type="float" office:value="4443055.26025388">
            <text:p>4443055,26025388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formula="of:=(EXP([.A19])-EXP(-[.A19]))/2" office:value-type="float" office:value="12077476.3767876">
            <text:p>12077476,3767876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formula="of:=(EXP([.A20])-EXP(-[.A20]))/2" office:value-type="float" office:value="32829984.5686652">
            <text:p>32829984,5686652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formula="of:=(EXP([.A21])-EXP(-[.A21]))/2" office:value-type="float" office:value="89241150.4815936">
            <text:p>89241150,4815936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formula="of:=(EXP([.A22])-EXP(-[.A22]))/2" office:value-type="float" office:value="242582597.704895">
            <text:p>242582597,704895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formula="of:=(EXP([.A23])-EXP(-[.A23]))/2" office:value-type="float" office:value="659407867.241607">
            <text:p>659407867,241607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formula="of:=(EXP([.A24])-EXP(-[.A24]))/2" office:value-type="float" office:value="1792456423.0658">
            <text:p>1792456423,0658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formula="of:=(EXP([.A25])-EXP(-[.A25]))/2" office:value-type="float" office:value="4872401723.12445">
            <text:p>4872401723,12445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formula="of:=(EXP([.A26])-EXP(-[.A26]))/2" office:value-type="float" office:value="13244561064.9217">
            <text:p>13244561064,9217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formula="of:=(EXP([.A27])-EXP(-[.A27]))/2" office:value-type="float" office:value="36002449668.6929">
            <text:p>36002449668,6929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formula="of:=(EXP([.A28])-EXP(-[.A28]))/2" office:value-type="float" office:value="97864804714.4194">
            <text:p>97864804714,4194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formula="of:=(EXP([.A29])-EXP(-[.A29]))/2" office:value-type="float" office:value="266024120300.899">
            <text:p>266024120300,899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formula="of:=(EXP([.A30])-EXP(-[.A30]))/2" office:value-type="float" office:value="723128532145.738">
            <text:p>723128532145,738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formula="of:=(EXP([.A31])-EXP(-[.A31]))/2" office:value-type="float" office:value="1965667148572.02">
            <text:p>1965667148572,02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formula="of:=(EXP([.A32])-EXP(-[.A32]))/2" office:value-type="float" office:value="5343237290762.23">
            <text:p>5343237290762,23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formula="of:=(EXP([.A33])-EXP(-[.A33]))/2" office:value-type="float" office:value="14524424832623.7">
            <text:p>14524424832623,7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formula="of:=(EXP([.A34])-EXP(-[.A34]))/2" office:value-type="float" office:value="39481480091340.3">
            <text:p>39481480091340,3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formula="of:=(EXP([.A35])-EXP(-[.A35]))/2" office:value-type="float" office:value="107321789892958">
            <text:p>107321789892958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formula="of:=(EXP([.A36])-EXP(-[.A36]))/2" office:value-type="float" office:value="291730871263727">
            <text:p>291730871263727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formula="of:=(EXP([.A37])-EXP(-[.A37]))/2" office:value-type="float" office:value="793006726156715">
            <text:p>793006726156715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formula="of:=(EXP([.A38])-EXP(-[.A38]))/2" office:value-type="float" office:value="2.1556157735576E+015">
            <text:p>2155615773557600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formula="of:=(EXP([.A39])-EXP(-[.A39]))/2" office:value-type="float" office:value="5.85957118640131E+015">
            <text:p>5859571186401310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formula="of:=(EXP([.A40])-EXP(-[.A40]))/2" office:value-type="float" office:value="1.59279658785569E+016">
            <text:p>15927965878556900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formula="of:=(EXP([.A41])-EXP(-[.A41]))/2" office:value-type="float" office:value="4.32967002119969E+016">
            <text:p>43296700211996900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formula="of:=(EXP([.A42])-EXP(-[.A42]))/2" office:value-type="float" office:value="1.1769263341851E+017">
            <text:p>117692633418510000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formula="of:=(EXP([.A43])-EXP(-[.A43]))/2" office:value-type="float" office:value="3.19921746765027E+017">
            <text:p>319921746765027000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formula="of:=(EXP([.A44])-EXP(-[.A44]))/2" office:value-type="float" office:value="8.69637470760251E+017">
            <text:p>869637470760251000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formula="of:=(EXP([.A45])-EXP(-[.A45]))/2" office:value-type="float" office:value="2.36391973411467E+018">
            <text:p>2363919734114670000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formula="of:=(EXP([.A46])-EXP(-[.A46]))/2" office:value-type="float" office:value="6.42580005717965E+018">
            <text:p>6425800057179650000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formula="of:=(EXP([.A47])-EXP(-[.A47]))/2" office:value-type="float" office:value="1.74671355287425E+019">
            <text:p>17467135528742500000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formula="of:=(EXP([.A48])-EXP(-[.A48]))/2" office:value-type="float" office:value="4.74805971030122E+019">
            <text:p>47480597103012200000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formula="of:=(EXP([.A49])-EXP(-[.A49]))/2" office:value-type="float" office:value="1.29065644309503E+020">
            <text:p>129065644309503000000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formula="of:=(EXP([.A50])-EXP(-[.A50]))/2" office:value-type="float" office:value="3.50836795604882E+020">
            <text:p>350836795604882000000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formula="of:=(EXP([.A51])-EXP(-[.A51]))/2" office:value-type="float" office:value="9.5367328624755E+020">
            <text:p>953673286247550000000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formula="of:=(EXP([.A52])-EXP(-[.A52]))/2" office:value-type="float" office:value="2.59235276429354E+021">
            <text:p>2592352764293540000000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formula="of:=(EXP([.A53])-EXP(-[.A53]))/2" office:value-type="float" office:value="7.04674541213469E+021">
            <text:p>7046745412134690000000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formula="of:=(EXP([.A54])-EXP(-[.A54]))/2" office:value-type="float" office:value="1.91550400035829E+022">
            <text:p>19155040003582900000000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formula="of:=(EXP([.A55])-EXP(-[.A55]))/2" office:value-type="float" office:value="5.20687971651454E+022">
            <text:p>52068797165145400000000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formula="of:=(EXP([.A56])-EXP(-[.A56]))/2" office:value-type="float" office:value="1.41537665163735E+023">
            <text:p>141537665163735000000000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formula="of:=(EXP([.A57])-EXP(-[.A57]))/2" office:value-type="float" office:value="3.84739263257101E+023">
            <text:p>384739263257101000000000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table:formula="of:=(EXP([.A58])-EXP(-[.A58]))/2" office:value-type="float" office:value="1.0458297480065E+024">
            <text:p>1045829748006500000000000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formula="of:=(EXP([.A59])-EXP(-[.A59]))/2" office:value-type="float" office:value="2.84285999966797E+024">
            <text:p>2842859999667970000000000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table:formula="of:=(EXP([.A60])-EXP(-[.A60]))/2" office:value-type="float" office:value="7.72769467795052E+024">
            <text:p>7727694677950520000000000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table:formula="of:=(EXP([.A61])-EXP(-[.A61]))/2" office:value-type="float" office:value="2.10060520189526E+025">
            <text:p>21006052018952600000000000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formula="of:=(EXP([.A62])-EXP(-[.A62]))/2" office:value-type="float" office:value="5.71003694907842E+025">
            <text:p>57100369490784200000000000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formula="of:=(EXP([.A63])-EXP(-[.A63]))/2" office:value-type="float" office:value="1.55214896785096E+026">
            <text:p>155214896785096000000000000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formula="of:=(EXP([.A64])-EXP(-[.A64]))/2" office:value-type="float" office:value="4.21917833437073E+026">
            <text:p>421917833437073000000000000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formula="of:=(EXP([.A65])-EXP(-[.A65]))/2" office:value-type="float" office:value="1.14689157973481E+027">
            <text:p>1146891579734810000000000000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formula="of:=(EXP([.A66])-EXP(-[.A66]))/2" office:value-type="float" office:value="3.11757454040581E+027">
            <text:p>3117574540405810000000000000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formula="of:=(EXP([.A67])-EXP(-[.A67]))/2" office:value-type="float" office:value="8.47444622205167E+027">
            <text:p>8474446222051670000000000000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formula="of:=(EXP([.A68])-EXP(-[.A68]))/2" office:value-type="float" office:value="2.30359331716565E+028">
            <text:p>23035933171656500000000000000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formula="of:=(EXP([.A69])-EXP(-[.A69]))/2" office:value-type="float" office:value="6.26181585421107E+028">
            <text:p>62618158542110700000000000000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formula="of:=(EXP([.A70])-EXP(-[.A70]))/2" office:value-type="float" office:value="1.70213802496587E+029">
            <text:p>170213802496587000000000000000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formula="of:=(EXP([.A71])-EXP(-[.A71]))/2" office:value-type="float" office:value="4.62689086279389E+029">
            <text:p>462689086279389000000000000000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formula="of:=(EXP([.A72])-EXP(-[.A72]))/2" office:value-type="float" office:value="1.25771933545958E+030">
            <text:p>1257719335459580000000000000000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formula="of:=(EXP([.A73])-EXP(-[.A73]))/2" office:value-type="float" office:value="3.41883561488137E+030">
            <text:p>3418835614881370000000000000000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formula="of:=(EXP([.A74])-EXP(-[.A74]))/2" office:value-type="float" office:value="9.29335872642064E+030">
            <text:p>9293358726420640000000000000000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formula="of:=(EXP([.A75])-EXP(-[.A75]))/2" office:value-type="float" office:value="2.52619681513805E+031">
            <text:p>25261968151380500000000000000000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formula="of:=(EXP([.A76])-EXP(-[.A76]))/2" office:value-type="float" office:value="6.86691489770088E+031">
            <text:p>68669148977008800000000000000000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formula="of:=(EXP([.A77])-EXP(-[.A77]))/2" office:value-type="float" office:value="1.8666209983995E+032">
            <text:p>186662099839950000000000000000000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formula="of:=(EXP([.A78])-EXP(-[.A78]))/2" office:value-type="float" office:value="5.07400194056944E+032">
            <text:p>507400194056944000000000000000000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formula="of:=(EXP([.A79])-EXP(-[.A79]))/2" office:value-type="float" office:value="1.37925672726159E+033">
            <text:p>1379256727261590000000000000000000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formula="of:=(EXP([.A80])-EXP(-[.A80]))/2" office:value-type="float" office:value="3.74920849849506E+033">
            <text:p>3749208498495060000000000000000000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formula="of:=(EXP([.A81])-EXP(-[.A81]))/2" office:value-type="float" office:value="1.01914053325633E+034">
            <text:p>10191405332563300000000000000000000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formula="of:=(EXP([.A82])-EXP(-[.A82]))/2" office:value-type="float" office:value="2.77031119219675E+034">
            <text:p>27703111921967500000000000000000000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formula="of:=(EXP([.A83])-EXP(-[.A83]))/2" office:value-type="float" office:value="7.53048657292515E+034">
            <text:p>75304865729251500000000000000000000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formula="of:=(EXP([.A84])-EXP(-[.A84]))/2" office:value-type="float" office:value="2.04699848106373E+035">
            <text:p>204699848106373000000000000000000000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formula="of:=(EXP([.A85])-EXP(-[.A85]))/2" office:value-type="float" office:value="5.5643187739588E+035">
            <text:p>556431877395880000000000000000000000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formula="of:=(EXP([.A86])-EXP(-[.A86]))/2" office:value-type="float" office:value="1.51253866110057E+036">
            <text:p>1512538661100570000000000000000000000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formula="of:=(EXP([.A87])-EXP(-[.A87]))/2" office:value-type="float" office:value="4.11150635731146E+036">
            <text:p>4111506357311460000000000000000000000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formula="of:=(EXP([.A88])-EXP(-[.A88]))/2" office:value-type="float" office:value="1.11762330186736E+037">
            <text:p>11176233018673600000000000000000000000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formula="of:=(EXP([.A89])-EXP(-[.A89]))/2" office:value-type="float" office:value="3.03801511252844E+037">
            <text:p>30380151125284400000000000000000000000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formula="of:=(EXP([.A90])-EXP(-[.A90]))/2" office:value-type="float" office:value="8.25818127497001E+037">
            <text:p>82581812749700100000000000000000000000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formula="of:=(EXP([.A91])-EXP(-[.A91]))/2" office:value-type="float" office:value="2.24480640958717E+038">
            <text:p>224480640958717000000000000000000000000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formula="of:=(EXP([.A92])-EXP(-[.A92]))/2" office:value-type="float" office:value="6.1020164715892E+038">
            <text:p>610201647158920000000000000000000000000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formula="of:=(EXP([.A93])-EXP(-[.A93]))/2" office:value-type="float" office:value="1.65870004916787E+039">
            <text:p>1658700049167870000000000000000000000000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formula="of:=(EXP([.A94])-EXP(-[.A94]))/2" office:value-type="float" office:value="4.50881420251715E+039">
            <text:p>4508814202517150000000000000000000000000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formula="of:=(EXP([.A95])-EXP(-[.A95]))/2" office:value-type="float" office:value="1.22562277146004E+040">
            <text:p>12256227714600400000000000000000000000000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formula="of:=(EXP([.A96])-EXP(-[.A96]))/2" office:value-type="float" office:value="3.33158810820545E+040">
            <text:p>33315881082054500000000000000000000000000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formula="of:=(EXP([.A97])-EXP(-[.A97]))/2" office:value-type="float" office:value="9.05619541444512E+040">
            <text:p>90561954144451200000000000000000000000000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formula="of:=(EXP([.A98])-EXP(-[.A98]))/2" office:value-type="float" office:value="2.46172914300603E+041">
            <text:p>246172914300603000000000000000000000000000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formula="of:=(EXP([.A99])-EXP(-[.A99]))/2" office:value-type="float" office:value="6.69167359602135E+041">
            <text:p>669167359602135000000000000000000000000000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formula="of:=(EXP([.A100])-EXP(-[.A100]))/2" office:value-type="float" office:value="1.8189854738044E+042">
            <text:p>1818985473804400000000000000000000000000000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formula="of:=(EXP([.A101])-EXP(-[.A101]))/2" office:value-type="float" office:value="4.94451515967347E+042">
            <text:p>4944515159673470000000000000000000000000000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0">10.05.2023</text:date>, <text:time>16:56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0T16:36:25.98</meta:creation-date>
    <dc:date>2023-05-10T16:56:01.70</dc:date>
    <meta:editing-duration>PT1M27S</meta:editing-duration>
    <meta:editing-cycles>2</meta:editing-cycles>
    <meta:generator>OpenOffice/4.1.11$Win32 OpenOffice.org_project/4111m1$Build-9808</meta:generator>
    <meta:document-statistic meta:table-count="3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Лист1.A2:Лист1.B22" chart:data-source-has-labels="both" svg:x="1.358cm" svg:y="0.855cm" svg:width="14.002cm" svg:height="6.957cm">
          <chartooo:coordinate-region svg:x="3.276cm" svg:y="1.067cm" svg:width="11.897cm" svg:height="6.072cm"/>
          <chart:axis chart:dimension="x" chart:name="primary-x" chart:style-name="ch3" chartooo:axis-type="auto">
            <chartooo:date-scale/>
            <chart:title svg:x="8.236cm" svg:y="7.993cm" chart:style-name="ch4">
              <text:p>x</text:p>
            </chart:title>
            <chart:categories table:cell-range-address="Лист1.A2:Лист1.A22"/>
          </chart:axis>
          <chart:axis chart:dimension="y" chart:name="primary-y" chart:style-name="ch3">
            <chart:title svg:x="0.451cm" svg:y="4.602cm" chart:style-name="ch5">
              <text:p>f(x)</text:p>
            </chart:title>
            <chart:grid chart:style-name="ch6" chart:class="major"/>
          </chart:axis>
          <chart:series chart:style-name="ch7" chart:values-cell-range-address="Лист1.B2:Лист1.B22" chart:label-cell-address="Лист1.B2:Лист1.B20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1,1752011936 3,6268604078 10,0178749274 27,2899171971 74,2032105778 201,7131573703 548,3161232732 1490,4788257896 4051,5419020828 11013,2328747034 29937,0708492481 81377,3957064299 221206,69600333 601302,142081973 1634508,6862359 4443055,26025388 12077476,3767876 32829984,5686652</text:p>
                <text:list>
                  <text:list-item>
                    <text:p>0</text:p>
                  </text:list-item>
                  <text:list-item>
                    <text:p>1,1752011936</text:p>
                  </text:list-item>
                  <text:list-item>
                    <text:p>3,6268604078</text:p>
                  </text:list-item>
                  <text:list-item>
                    <text:p>10,0178749274</text:p>
                  </text:list-item>
                  <text:list-item>
                    <text:p>27,2899171971</text:p>
                  </text:list-item>
                  <text:list-item>
                    <text:p>74,2032105778</text:p>
                  </text:list-item>
                  <text:list-item>
                    <text:p>201,7131573703</text:p>
                  </text:list-item>
                  <text:list-item>
                    <text:p>548,3161232732</text:p>
                  </text:list-item>
                  <text:list-item>
                    <text:p>1490,4788257896</text:p>
                  </text:list-item>
                  <text:list-item>
                    <text:p>4051,5419020828</text:p>
                  </text:list-item>
                  <text:list-item>
                    <text:p>11013,2328747034</text:p>
                  </text:list-item>
                  <text:list-item>
                    <text:p>29937,0708492481</text:p>
                  </text:list-item>
                  <text:list-item>
                    <text:p>81377,3957064299</text:p>
                  </text:list-item>
                  <text:list-item>
                    <text:p>221206,69600333</text:p>
                  </text:list-item>
                  <text:list-item>
                    <text:p>601302,142081973</text:p>
                  </text:list-item>
                  <text:list-item>
                    <text:p>1634508,6862359</text:p>
                  </text:list-item>
                  <text:list-item>
                    <text:p>4443055,26025388</text:p>
                  </text:list-item>
                  <text:list-item>
                    <text:p>12077476,3767876</text:p>
                  </text:list-item>
                  <text:list-item>
                    <text:p>32829984,5686652</text:p>
                  </text:list-item>
                </text:list>
                <draw:g>
                  <svg:desc>Лист1.B2:Лист1.B2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Лист1.A2:Лист1.A22</svg:desc>
                </draw:g>
              </table:table-cell>
              <table:table-cell office:value-type="float" office:value="0">
                <text:p>0</text:p>
                <draw:g>
                  <svg:desc>Лист1.B2:Лист1.B2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1752011936438">
                <text:p>1.175201193643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62686040784702">
                <text:p>3.626860407847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.0178749274099">
                <text:p>10.017874927409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7.2899171971277">
                <text:p>27.289917197127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4.2032105777888">
                <text:p>74.203210577788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1.713157370279">
                <text:p>201.7131573702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48.316123273247">
                <text:p>548.31612327324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90.47882578955">
                <text:p>1490.4788257895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051.54190208279">
                <text:p>4051.5419020827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013.2328747034">
                <text:p>11013.232874703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9937.0708492481">
                <text:p>29937.070849248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1377.3957064299">
                <text:p>81377.395706429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21206.69600333">
                <text:p>221206.6960033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01302.142081973">
                <text:p>601302.14208197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34508.6862359">
                <text:p>1634508.68623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443055.26025388">
                <text:p>4443055.2602538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2077476.3767876">
                <text:p>12077476.376787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2829984.5686652">
                <text:p>32829984.568665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9241150.4815936">
                <text:p>89241150.48159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2582597.704895">
                <text:p>242582597.7048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